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C2FA847FC480224B.jpg" manifest:media-type="image/jpeg"/>
  <manifest:file-entry manifest:full-path="Pictures/100000000000040000000300B4FFCDD5722DDABF.jpg" manifest:media-type="image/jpeg"/>
  <manifest:file-entry manifest:full-path="Pictures/100000000000032000000258F90A86FDB1A614EF.png" manifest:media-type="image/png"/>
  <manifest:file-entry manifest:full-path="Pictures/10000000000003200000025854F56ED3E258B226.png" manifest:media-type="image/png"/>
  <manifest:file-entry manifest:full-path="Pictures/1000000000000640000004B05E94B19E54ED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ields-of-peace-title">
      <style:graphic-properties fo:min-height="3.506cm"/>
    </style:style>
    <style:style style:name="pr2" style:family="presentation" style:parent-style-name="fields-of-peace-subtitle">
      <style:graphic-properties draw:fill-color="#ffffff" draw:auto-grow-height="true" fo:min-height="13.859cm"/>
    </style:style>
    <style:style style:name="pr3" style:family="presentation" style:parent-style-name="fields-of-peace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elds-of-peac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alue daemon overview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Map" xlink:href="Pictures/100000000000032000000258C2FA847FC480224B.jpg" xlink:type="simple" xlink:show="embed" xlink:actuate="onLoad"/>
    <draw:fill-image draw:name="bluegradsinback" xlink:href="Pictures/10000000000003200000025854F56ED3E258B226.png" xlink:type="simple" xlink:show="embed" xlink:actuate="onLoad"/>
    <draw:fill-image draw:name="fieldsofpiece" xlink:href="Pictures/100000000000040000000300B4FFCDD5722DDABF.jp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waterstorm" xlink:href="Pictures/100000000000032000000258F90A86FDB1A614EF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elds-of-peace-background" style:family="presentation">
      <style:graphic-properties draw:stroke="none" draw:fill="bitmap" draw:fill-image-name="fieldsofpiece" draw:fill-image-width="36.124cm" draw:fill-image-height="27.093cm"/>
      <style:text-properties style:letter-kerning="true"/>
    </style:style>
    <style:style style:name="fields-of-pea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ields-of-pea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ields-of-peace-outline1" style:family="presentation">
      <style:graphic-properties draw:stroke="none" draw:fill="none">
        <text:list-style style:name="fields-of-pea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fields-of-peace-outline2" style:family="presentation" style:parent-style-name="fields-of-pea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ields-of-peace-outline3" style:family="presentation" style:parent-style-name="fields-of-pea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ields-of-peace-outline4" style:family="presentation" style:parent-style-name="fields-of-pea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ields-of-peace-outline5" style:family="presentation" style:parent-style-name="fields-of-pea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elds-of-peace-outline6" style:family="presentation" style:parent-style-name="fields-of-pea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elds-of-peace-outline7" style:family="presentation" style:parent-style-name="fields-of-pea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elds-of-peace-outline8" style:family="presentation" style:parent-style-name="fields-of-pea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elds-of-peace-outline9" style:family="presentation" style:parent-style-name="fields-of-pea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elds-of-peace-subtitle" style:family="presentation">
      <style:graphic-properties draw:stroke="none" draw:fill="none" draw:textarea-vertical-align="middle">
        <text:list-style style:name="fields-of-pea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fields-of-peace-title" style:family="presentation">
      <style:graphic-properties draw:stroke="none" draw:fill="none" draw:textarea-vertical-align="middle">
        <text:list-style style:name="fields-of-pea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8.9000015258789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ieldsofpiece" draw:fill-image-width="36.124cm" draw:fill-image-height="27.093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ields-of-pea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fields-of-pea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fields-of-pea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fields-of-peace" style:page-layout-name="PM1" draw:style-name="Mdp2">
      <draw:frame presentation:style-name="fields-of-peace-title" draw:layer="backgroundobjects" svg:width="25.199cm" svg:height="3.506cm" svg:x="1.4cm" svg:y="0.837cm" presentation:class="title" presentation:placeholder="true">
        <draw:text-box/>
      </draw:frame>
      <draw:frame presentation:style-name="fields-of-peac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fields-of-peace-title" draw:layer="backgroundobjects" svg:width="15.265cm" svg:height="10.476cm" svg:x="3.161cm" svg:y="2.123cm" presentation:class="page"/>
        <draw:frame presentation:style-name="fields-of-pea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1:23:14.165819380</meta:creation-date>
    <dc:date>2017-02-06T11:27:57.249676948</dc:date>
    <meta:editing-duration>PT4M46S</meta:editing-duration>
    <meta:editing-cycles>1</meta:editing-cycles>
    <meta:document-statistic meta:object-count="36"/>
    <meta:generator>LibreOffice/5.2.5.1$Linux_X86_64 LibreOffice_project/20m0$Build-1</meta:generator>
  </office:meta>
</office:document-meta>
</file>